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Frame_20_contents">
      <style:text-properties officeooo:rsid="000af5af" officeooo:paragraph-rsid="000af5af"/>
    </style:style>
    <style:style style:name="P3" style:family="paragraph" style:parent-style-name="Frame_20_contents">
      <style:text-properties fo:font-size="8pt" officeooo:rsid="000af5af" officeooo:paragraph-rsid="000af5af" style:font-size-asian="8pt" style:font-size-complex="8pt"/>
    </style:style>
    <style:style style:name="P4" style:family="paragraph" style:parent-style-name="Frame_20_contents">
      <style:paragraph-properties fo:line-height="100%"/>
      <style:text-properties fo:font-size="8pt" officeooo:paragraph-rsid="000af5af" style:font-size-asian="8pt" style:font-size-complex="8pt"/>
    </style:style>
    <style:style style:name="P5" style:family="paragraph" style:parent-style-name="Frame_20_contents">
      <style:paragraph-properties fo:line-height="100%"/>
      <style:text-properties fo:font-size="9pt" officeooo:paragraph-rsid="000af5af" style:font-size-asian="9pt" style:font-size-complex="9pt"/>
    </style:style>
    <style:style style:name="P6" style:family="paragraph" style:parent-style-name="Frame_20_contents">
      <style:paragraph-properties fo:line-height="100%" fo:text-align="start" style:justify-single-word="false"/>
      <style:text-properties fo:font-size="9pt" officeooo:paragraph-rsid="000af5af" style:font-size-asian="9pt" style:font-size-complex="9pt"/>
    </style:style>
    <style:style style:name="P7" style:family="paragraph" style:parent-style-name="Header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end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ing_20_1" style:master-page-name="Converter_20_3">
      <style:paragraph-properties style:page-number="auto"/>
      <style:text-properties style:font-name="Times new roman"/>
    </style:style>
    <style:style style:name="P10" style:family="paragraph" style:parent-style-name="Heading_20_1" style:master-page-name="Converter_20_4">
      <style:paragraph-properties style:page-number="auto">
        <style:tab-stops>
          <style:tab-stop style:position="8.856cm"/>
        </style:tab-stops>
      </style:paragraph-properties>
      <style:text-properties style:font-name="Times new roman"/>
    </style:style>
    <style:style style:name="P11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fo:text-transform="uppercase" fo:color="#ff0000" loext:opacity="100%" style:font-name="Times new roman" fo:font-size="10pt" fo:language="none" fo:country="none" fo:font-weight="bold" style:letter-kerning="true" style:font-size-asian="10pt" style:language-asian="none" style:country-asian="none" style:font-weight-asian="bold" style:font-name-complex="Arial" style:font-size-complex="11pt"/>
    </style:style>
    <style:style style:name="P12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fo:color="#ff0000" loext:opacity="100%" style:font-name="Times new roman" fo:font-size="10pt" fo:font-weight="bold" style:font-size-asian="10pt" style:font-weight-asian="bold" style:font-name-complex="Arial"/>
    </style:style>
    <style:style style:name="P13" style:family="paragraph" style:parent-style-name="PPGEC_3a__20_linha_20_em_20_branco">
      <style:paragraph-properties fo:margin-left="0cm" fo:margin-right="0cm" fo:text-indent="0cm" style:auto-text-indent="false"/>
      <style:text-properties fo:color="#ff0000" loext:opacity="100%" style:font-name="Times new roman" fo:font-size="10pt" fo:font-weight="bold" style:font-size-asian="10pt" style:font-weight-asian="bold" style:font-name-complex="Arial" style:font-size-complex="12pt"/>
    </style:style>
    <style:style style:name="P14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Arial" style:font-size-complex="12pt"/>
    </style:style>
    <style:style style:name="P15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style:font-name="Times new roman" fo:font-weight="bold" style:font-weight-asian="bold" style:font-name-complex="Arial" style:font-size-complex="12pt"/>
    </style:style>
    <style:style style:name="P16" style:family="paragraph" style:parent-style-name="PPGEC_3a__20_linha_20_em_20_branco">
      <style:paragraph-properties fo:margin-left="0cm" fo:margin-right="0cm" fo:text-indent="0cm" style:auto-text-indent="false"/>
      <style:text-properties style:font-name="Times new roman" fo:font-weight="bold" style:font-weight-asian="bold" style:font-name-complex="Arial" style:font-size-complex="12pt"/>
    </style:style>
    <style:style style:name="P17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style:font-name="Times new roman" fo:language="none" fo:country="none" style:language-asian="none" style:country-asian="none"/>
    </style:style>
    <style:style style:name="P18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Arial" style:font-size-complex="12pt"/>
    </style:style>
    <style:style style:name="P19" style:family="paragraph" style:parent-style-name="Parágrafo" style:master-page-name="Standard">
      <style:paragraph-properties fo:margin-left="0cm" fo:margin-right="0cm" fo:text-align="center" style:justify-single-word="false" fo:text-indent="0cm" style:auto-text-indent="false" style:page-number="0"/>
      <style:text-properties style:font-name="Times new roman" fo:font-weight="bold" style:font-weight-asian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P21" style:family="paragraph" style:parent-style-name="Standard" style:master-page-name="Converter_20_2">
      <style:paragraph-properties fo:margin-left="0cm" fo:margin-right="0cm" fo:margin-top="0cm" fo:margin-bottom="0.635cm" style:contextual-spacing="false" fo:text-align="center" style:justify-single-word="false" fo:text-indent="0cm" style:auto-text-indent="false" style:page-number="auto"/>
      <style:text-properties style:font-name="Times new roman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weight="bold" style:font-weight-asian="bold" style:font-name-complex="Arial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weight="bold" officeooo:rsid="000ad6b3" officeooo:paragraph-rsid="000ad6b3" style:font-weight-asian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rsid="000ad6b3" officeooo:paragraph-rsid="000ad6b3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Arial" style:font-size-complex="12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2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Ari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9" style:family="paragraph" style:parent-style-name="Standard">
      <style:text-properties style:font-name="Times new roman"/>
    </style:style>
    <style:style style:name="P30" style:family="paragraph" style:parent-style-name="Standard">
      <style:text-properties style:font-name="Times new roman" officeooo:paragraph-rsid="000af5af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0af5af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rsid="000af5af" officeooo:paragraph-rsid="000af5af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0af5af"/>
    </style:style>
    <style:style style:name="P34" style:family="paragraph" style:parent-style-name="Standard">
      <style:paragraph-properties style:line-height-at-least="0.582cm"/>
      <style:text-properties fo:color="#f8f8f2" loext:opacity="100%" style:font-name="Droid Sans Mono" fo:font-size="8pt" fo:font-weight="normal" fo:background-color="#0e1419" style:font-size-asian="8pt" style:font-size-complex="8pt"/>
    </style:style>
    <style:style style:name="P35" style:family="paragraph" style:parent-style-name="Standard">
      <style:paragraph-properties fo:line-height="100%"/>
      <style:text-properties fo:color="#f8f8f2" loext:opacity="100%" style:font-name="Droid Sans Mono" fo:font-size="8pt" fo:font-weight="normal" fo:background-color="#0e1419" style:font-size-asian="8pt" style:font-size-complex="8pt"/>
    </style:style>
    <style:style style:name="P36" style:family="paragraph" style:parent-style-name="Standard">
      <style:paragraph-properties fo:line-height="100%"/>
      <style:text-properties fo:color="#f8f8f2" loext:opacity="100%" style:font-name="Droid Sans Mono" fo:font-size="9pt" fo:font-weight="normal" fo:background-color="#0e1419" style:font-size-asian="9pt" style:font-size-complex="9pt"/>
    </style:style>
    <style:style style:name="P37" style:family="paragraph" style:parent-style-name="Standard">
      <style:paragraph-properties fo:line-height="100%" fo:text-align="start" style:justify-single-word="false"/>
      <style:text-properties fo:color="#f8f8f2" loext:opacity="100%" style:font-name="Droid Sans Mono" fo:font-size="9pt" fo:font-weight="normal" fo:background-color="#0e1419" style:font-size-asian="9pt" style:font-size-complex="9pt"/>
    </style:style>
    <style:style style:name="P38" style:family="paragraph" style:parent-style-name="Standard">
      <style:paragraph-properties fo:line-height="100%" fo:text-align="start" style:justify-single-word="false"/>
      <style:text-properties fo:color="#f8f8f2" loext:opacity="100%" style:font-name="Droid Sans Mono" fo:font-size="9pt" fo:font-weight="normal" fo:background-color="#0e1419"/>
    </style:style>
    <style:style style:name="P39" style:family="paragraph" style:parent-style-name="Standard">
      <style:paragraph-properties fo:line-height="100%"/>
      <style:text-properties fo:color="#6272a4" loext:opacity="100%" style:font-name="Droid Sans Mono" fo:font-size="8pt" fo:font-weight="normal" fo:background-color="#0e1419" style:font-size-asian="8pt" style:font-size-complex="8pt"/>
    </style:style>
    <style:style style:name="P40" style:family="paragraph" style:parent-style-name="Standard">
      <style:paragraph-properties fo:line-height="100%"/>
      <style:text-properties fo:color="#ff79c6" loext:opacity="100%" style:font-name="Droid Sans Mono" fo:font-size="8pt" fo:font-weight="normal" fo:background-color="#0e1419" style:font-size-asian="8pt" style:font-size-complex="8pt"/>
    </style:style>
    <style:style style:name="P41" style:family="paragraph" style:parent-style-name="Standard">
      <style:paragraph-properties fo:line-height="100%"/>
      <style:text-properties fo:font-size="8pt" style:font-size-asian="8pt" style:font-size-complex="8pt"/>
    </style:style>
    <style:style style:name="P42" style:family="paragraph" style:parent-style-name="Standard">
      <style:paragraph-properties fo:line-height="100%"/>
      <style:text-properties fo:font-size="9pt" style:font-size-asian="9pt" style:font-size-complex="9pt"/>
    </style:style>
    <style:style style:name="P43" style:family="paragraph" style:parent-style-name="Standard">
      <style:paragraph-properties fo:line-height="100%" fo:text-align="start" style:justify-single-word="false"/>
      <style:text-properties fo:font-size="9pt" style:font-size-asian="9pt" style:font-size-complex="9pt"/>
    </style:style>
    <style:style style:name="P44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" officeooo:rsid="000ad6b3" officeooo:paragraph-rsid="000ad6b3"/>
    </style:style>
    <style:style style:name="P45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" officeooo:rsid="000ad6b3"/>
    </style:style>
    <style:style style:name="P46" style:family="paragraph" style:parent-style-name="Text_20_body">
      <style:paragraph-properties fo:line-height="150%"/>
      <style:text-properties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 style:font-size-complex="12pt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d6b3" style:font-weight-asian="bold" style:font-weight-complex="bold"/>
    </style:style>
    <style:style style:name="T6" style:family="text">
      <style:text-properties fo:font-weight="bold" officeooo:rsid="000ad6b3" style:font-weight-asian="bold"/>
    </style:style>
    <style:style style:name="T7" style:family="text">
      <style:text-properties fo:color="#ff0000" loext:opacity="100%" fo:font-weight="bold" style:font-weight-asian="bold" style:font-size-complex="12pt"/>
    </style:style>
    <style:style style:name="T8" style:family="text">
      <style:text-properties fo:color="#ff0000" loext:opacity="100%" style:font-size-complex="12pt"/>
    </style:style>
    <style:style style:name="T9" style:family="text">
      <style:text-properties style:font-size-complex="12pt"/>
    </style:style>
    <style:style style:name="T10" style:family="text">
      <style:text-properties officeooo:rsid="000ad6b3"/>
    </style:style>
    <style:style style:name="T11" style:family="text">
      <style:text-properties style:use-window-font-color="true" loext:opacity="0%" fo:font-size="12pt" fo:language="pt" fo:country="BR" style:font-name-asian="Times New Roman" style:font-size-asian="12pt" style:font-name-complex="Arial" style:font-size-complex="14pt" style:language-complex="ar" style:country-complex="SA"/>
    </style:style>
    <style:style style:name="T12" style:family="text">
      <style:text-properties style:use-window-font-color="true" loext:opacity="0%" fo:font-size="12pt" fo:language="pt" fo:country="BR" officeooo:rsid="000ad6b3" style:font-name-asian="Times New Roman" style:font-size-asian="12pt" style:font-name-complex="Arial" style:font-size-complex="14pt" style:language-complex="ar" style:country-complex="SA"/>
    </style:style>
    <style:style style:name="T13" style:family="text">
      <style:text-properties style:use-window-font-color="true" loext:opacity="0%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14" style:family="text"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Arial" style:font-size-complex="14pt" style:language-complex="ar" style:country-complex="SA" style:font-weight-complex="bold"/>
    </style:style>
    <style:style style:name="T15" style:family="text">
      <style:text-properties style:use-window-font-color="true" loext:opacity="0%" fo:font-size="12pt" fo:language="pt" fo:country="BR" fo:font-weight="bold" officeooo:rsid="000ad6b3" style:font-name-asian="Times New Roman" style:font-size-asian="12pt" style:font-weight-asian="bold" style:font-name-complex="Arial" style:font-size-complex="14pt" style:language-complex="ar" style:country-complex="SA" style:font-weight-complex="bold"/>
    </style:style>
    <style:style style:name="T16" style:family="text">
      <style:text-properties style:use-window-font-color="true" loext:opacity="0%" fo:font-size="12pt" fo:language="pt" fo:country="BR" fo:font-weight="normal" style:font-name-asian="Times New Roman" style:font-size-asian="12pt" style:font-weight-asian="normal" style:font-name-complex="Arial" style:font-size-complex="14pt" style:language-complex="ar" style:country-complex="SA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fo:language="pt" fo:country="BR" style:language-complex="ar" style:country-complex="SA"/>
    </style:style>
    <style:style style:name="T19" style:family="text">
      <style:text-properties fo:color="#ff79c6" loext:opacity="100%"/>
    </style:style>
    <style:style style:name="T20" style:family="text">
      <style:text-properties fo:color="#ff79c6" loext:opacity="100%" style:font-name="Droid Sans Mono" fo:font-size="12pt" fo:font-weight="normal" fo:background-color="#0e1419" loext:char-shading-value="0"/>
    </style:style>
    <style:style style:name="T21" style:family="text">
      <style:text-properties fo:color="#ff79c6" loext:opacity="100%" style:font-name="Droid Sans Mono" fo:font-weight="normal" fo:background-color="#0e1419" loext:char-shading-value="0"/>
    </style:style>
    <style:style style:name="T22" style:family="text">
      <style:text-properties fo:color="#ff79c6" loext:opacity="100%" style:font-name="Droid Sans Mono" fo:font-weight="normal" officeooo:rsid="000af5af" fo:background-color="#0e1419" loext:char-shading-value="0"/>
    </style:style>
    <style:style style:name="T23" style:family="text">
      <style:text-properties fo:color="#ff79c6" loext:opacity="100%" style:font-size-asian="9pt" style:font-size-complex="9pt"/>
    </style:style>
    <style:style style:name="T24" style:family="text">
      <style:text-properties fo:color="#f8f8f2" loext:opacity="100%" style:font-name="Droid Sans Mono" fo:font-size="12pt" fo:font-weight="normal" fo:background-color="#0e1419" loext:char-shading-value="0"/>
    </style:style>
    <style:style style:name="T25" style:family="text">
      <style:text-properties fo:color="#f8f8f2" loext:opacity="100%" style:font-name="Droid Sans Mono" fo:font-weight="normal" fo:background-color="#0e1419" loext:char-shading-value="0"/>
    </style:style>
    <style:style style:name="T26" style:family="text">
      <style:text-properties fo:color="#f1fa8c" loext:opacity="100%"/>
    </style:style>
    <style:style style:name="T27" style:family="text">
      <style:text-properties fo:color="#f1fa8c" loext:opacity="100%" style:font-name="Droid Sans Mono" fo:font-weight="normal" fo:background-color="#0e1419" loext:char-shading-value="0"/>
    </style:style>
    <style:style style:name="T28" style:family="text">
      <style:text-properties fo:color="#50fa7b" loext:opacity="100%"/>
    </style:style>
    <style:style style:name="T29" style:family="text">
      <style:text-properties fo:color="#50fa7b" loext:opacity="100%" style:font-size-asian="9pt" style:font-size-complex="9pt"/>
    </style:style>
    <style:style style:name="T30" style:family="text">
      <style:text-properties fo:color="#ffb86c" loext:opacity="100%"/>
    </style:style>
    <style:style style:name="T31" style:family="text">
      <style:text-properties fo:color="#8be9fd" loext:opacity="100%"/>
    </style:style>
    <style:style style:name="T32" style:family="text">
      <style:text-properties fo:color="#8be9fd" loext:opacity="100%" style:font-name="Droid Sans Mono" fo:font-size="12pt" fo:font-weight="normal" fo:background-color="#0e1419" loext:char-shading-value="0"/>
    </style:style>
    <style:style style:name="T33" style:family="text">
      <style:text-properties fo:color="#8be9fd" loext:opacity="100%" style:font-name="Droid Sans Mono" fo:font-weight="normal" fo:background-color="#0e1419" loext:char-shading-value="0"/>
    </style:style>
    <style:style style:name="T34" style:family="text">
      <style:text-properties fo:color="#ffffff" loext:opacity="100%"/>
    </style:style>
    <style:style style:name="T35" style:family="text">
      <style:text-properties officeooo:rsid="000af5af"/>
    </style:style>
    <style:style style:name="T36" style:family="text">
      <style:text-properties fo:color="#bd93f9" loext:opacity="100%"/>
    </style:style>
    <style:style style:name="T37" style:family="text">
      <style:text-properties style:font-size-asian="9pt" style:font-size-complex="9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020202" draw:fill="solid" draw:fill-color="#020202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000000" draw:fill="solid" draw:fill-color="#000000" draw:wrap-influence-on-position="once-concurrent" loext:allow-overlap="tru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000000" draw:fill="solid" draw:fill-color="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0">CENTRO UNIVERSIT</text:span><text:span text:style-name="T12">ÁRIO FAESA</text:span></text:p>
      <text:p text:style-name="P20"><text:span text:style-name="T1">CURSO DE SISTEMAS DE INFORMAÇÃO</text:span></text:p>
      <text:p text:style-name="P22"/>
      <text:p text:style-name="P22"/>
      <text:p text:style-name="P22"/>
      <text:p text:style-name="P22"/>
      <text:p text:style-name="P20"><text:span text:style-name="T2">RAISSA AZEVEDO</text:span></text:p>
      <text:p text:style-name="P22"><text:span text:style-name="T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2">APLICATIVO BUTTON</text:span></text:p>
      <text:p text:style-name="P20">Desenvolvimento <text:span text:style-name="T10">de um aplicativo m</text:span><text:span text:style-name="T12">óvel com botão de função random</text:span></text:p>
      <text:p text:style-name="P22"/>
      <text:p text:style-name="P25"/>
      <text:p text:style-name="P26"/>
      <text:p text:style-name="P27"/>
      <text:p text:style-name="P27"/>
      <text:p text:style-name="P27"/>
      <text:p text:style-name="P14"/>
      <text:p text:style-name="P15"/>
      <text:p text:style-name="P15"/>
      <text:p text:style-name="P16"/>
      <text:p text:style-name="P23">Cariacica</text:p>
      <text:p text:style-name="P20"><text:span text:style-name="T1">202</text:span><text:span text:style-name="T6">4</text:span></text:p>
      <text:p text:style-name="P21">SUMÁRI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38151032" text:style-name="Index_20_Link" text:visited-style-name="Index_20_Link">1 INTRODUÇÃO<text:tab/>2</text:a></text:p>
          <text:p text:style-name="P1"><text:a xlink:type="simple" xlink:href="#__RefHeading___Toc55_2721965162" text:style-name="Index_20_Link" text:visited-style-name="Index_20_Link">2 DESENVOLVIMENTO<text:tab/>3</text:a></text:p>
        </text:index-body>
      </text:table-of-content>
      <text:p text:style-name="P11"/>
      <text:p text:style-name="P12"/>
      <text:p text:style-name="P16"><text:span text:style-name="T7"/></text:p>
      <text:p text:style-name="P18"/>
      <text:h text:style-name="P9" text:outline-level="1"><text:bookmark-start text:name="__RefHeading___Toc138151032"/>1 INTRODUÇÃO<text:bookmark-end text:name="__RefHeading___Toc138151032"/></text:h>
      <text:p text:style-name="P44"><text:span text:style-name="T13">Usar aplicativos no celular oferece uma série de vantagens significativas. Primeiramente, a mobilidade é um fator chave, permitindo acesso rápido e conveniente às informações e funcionalidades do aplicativo em qualquer lugar e a qualquer momento. Além disso, os aplicativos móveis são projetados para aproveitar ao máximo os recursos específicos dos dispositivos móveis, como câmeras, sensores e notificações push, proporcionando uma experiência mais rica e integrada para o usuário.</text:span></text:p>
      <text:p text:style-name="P46">A escolha do <text:span text:style-name="T4">Visual Studio Code (VSCode)</text:span> como IDE para o desenvolvimento do aplicativo é vantajosa devido à sua leveza e praticidade. O VSCode oferece um ambiente de desenvolvimento altamente flexível e personalizável, facilitando a escrita de código eficiente e a depuração de problemas rapidamente.</text:p>
      <text:p text:style-name="P46">O uso do framework React-Native também traz benefícios significativos. Ao optar pelo React-Native, os desenvolvedores podem criar aplicativos móveis utilizando JavaScript, uma linguagem amplamente conhecida e popular na comunidade de desenvolvimento. Isso reduz a curva de aprendizado e acelera o processo de desenvolvimento, permitindo que aplicativos sejam construídos de forma mais rápida e eficiente.</text:p>
      <text:p text:style-name="P45"><text:span text:style-name="T13"/></text:p>
      <text:h text:style-name="P10" text:outline-level="1"><text:bookmark-start text:name="__RefHeading___Toc138151033"/><text:bookmark-start text:name="__RefHeading___Toc55_2721965162"/>2 <text:bookmark-end text:name="__RefHeading___Toc138151033"/><text:span text:style-name="T10">DESENVOLVIMENTO</text:span><text:tab/><text:bookmark-end text:name="__RefHeading___Toc55_2721965162"/></text:h>
      <text:p text:style-name="P30">A criação do aplicativo segue uma lógica estruturada para oferecer uma experiência cativante aos usuários. A tela inicial foi concebida para apresentar um vídeo breve de introdução, com duração de 5 segundos, proporcionando uma primeira impressão impactante e envolvente. </text:p>
      <text:p text:style-name="P30"><text:line-break/><text:span text:style-name="T5">L</text:span><text:span text:style-name="T15">ógica de exibição do vídeo de introdução:</text:span></text:p>
      <text:p text:style-name="P29"><draw:frame draw:style-name="fr3" draw:name="Quadro1" text:anchor-type="paragraph" svg:x="0.22cm" svg:y="0.199cm" svg:width="14.635cm" draw:z-index="0"><draw:text-box fo:min-height="14.259cm"><text:p text:style-name="P5"><text:span text:style-name="T21"/></text:p><text:p text:style-name="P4"><text:span text:style-name="T21">import</text:span><text:span text:style-name="T25"> React </text:span><text:span text:style-name="T21">from</text:span><text:span text:style-name="T25"> </text:span><text:span text:style-name="T27">'react'</text:span><text:span text:style-name="T25">;</text:span></text:p><text:p text:style-name="P35"><text:span text:style-name="T19">import</text:span> {View, StyleSheet} <text:span text:style-name="T19">from</text:span> <text:span text:style-name="T26">'react-native'</text:span>;</text:p><text:p text:style-name="P35"><text:span text:style-name="T19">import</text:span> Video <text:span text:style-name="T19">from</text:span> <text:span text:style-name="T26">'react-native-video'</text:span>;</text:p><text:p text:style-name="P41"/><text:p text:style-name="P35"><text:span text:style-name="T19">const</text:span> <text:span text:style-name="T28">VideoScreen</text:span> <text:span text:style-name="T19">=</text:span> ({<text:span text:style-name="T30">onVideoEnd</text:span>}) <text:span text:style-name="T19">=&gt;</text:span> {</text:p><text:p text:style-name="P39">// Caminho video</text:p><text:p text:style-name="P35"><text:span text:style-name="T19">const</text:span> <text:span text:style-name="T31">videoSource</text:span> <text:span text:style-name="T19">=</text:span> <text:span text:style-name="T31">require</text:span>(<text:span text:style-name="T26">'./media/Random.mp4'</text:span>);</text:p><text:p text:style-name="P41"/><text:p text:style-name="P35"><text:span text:style-name="T19">return</text:span> (</text:p><text:p text:style-name="P35"><text:span text:style-name="T19">&lt;</text:span><text:span text:style-name="T34">View</text:span> <text:span text:style-name="T28">style</text:span><text:span text:style-name="T19">={</text:span>styles<text:span text:style-name="T19">.</text:span>container<text:span text:style-name="T19">}&gt;</text:span></text:p><text:p text:style-name="P35"><text:span text:style-name="T19">&lt;</text:span><text:span text:style-name="T34">Video</text:span></text:p><text:p text:style-name="P35"><text:span text:style-name="T28">source</text:span><text:span text:style-name="T19">={</text:span>videoSource<text:span text:style-name="T19">}</text:span></text:p><text:p text:style-name="P35"><text:span text:style-name="T28">style</text:span><text:span text:style-name="T19">={</text:span>styles<text:span text:style-name="T19">.</text:span>video<text:span text:style-name="T19">}</text:span></text:p><text:p text:style-name="P35"><text:span text:style-name="T28">resizeMode</text:span><text:span text:style-name="T19">=</text:span><text:span text:style-name="T26">"cover"</text:span></text:p><text:p text:style-name="P35"><text:span text:style-name="T28">muted</text:span><text:span text:style-name="T19">={</text:span><text:span text:style-name="T30">true</text:span><text:span text:style-name="T19">}</text:span></text:p><text:p text:style-name="P35"><text:span text:style-name="T28">repeat</text:span><text:span text:style-name="T19">={</text:span><text:span text:style-name="T30">false</text:span><text:span text:style-name="T19">}</text:span></text:p><text:p text:style-name="P35"><text:span text:style-name="T28">onLoad</text:span><text:span text:style-name="T19">={</text:span>() <text:span text:style-name="T19">=&gt;</text:span> {</text:p><text:p text:style-name="P35">console<text:span text:style-name="T19">.</text:span><text:span text:style-name="T31">log</text:span>(<text:span text:style-name="T26">'Vídeo carregado'</text:span>);</text:p><text:p text:style-name="P35">}<text:span text:style-name="T19">}</text:span></text:p><text:p text:style-name="P35"><text:span text:style-name="T28">onEnd</text:span><text:span text:style-name="T19">={</text:span>onVideoEnd<text:span text:style-name="T19">}</text:span></text:p><text:p text:style-name="P40">/&gt;</text:p><text:p text:style-name="P35"><text:span text:style-name="T19">&lt;/</text:span><text:span text:style-name="T34">View</text:span><text:span text:style-name="T19">&gt;</text:span></text:p><text:p text:style-name="P35">);</text:p><text:p text:style-name="P35">};</text:p><text:p text:style-name="P41"/><text:p text:style-name="P35"><text:span text:style-name="T19">const</text:span> <text:span text:style-name="T31">styles</text:span> <text:span text:style-name="T19">=</text:span> StyleSheet<text:span text:style-name="T19">.</text:span><text:span text:style-name="T31">create</text:span>({</text:p><text:p text:style-name="P35">container<text:span text:style-name="T19">:</text:span> {</text:p><text:p text:style-name="P35">flex<text:span text:style-name="T19">:</text:span> <text:span text:style-name="T30">1</text:span>,</text:p><text:p text:style-name="P35">justifyContent<text:span text:style-name="T19">:</text:span> <text:span text:style-name="T26">'center'</text:span>,</text:p><text:p text:style-name="P35">alignItems<text:span text:style-name="T19">:</text:span> <text:span text:style-name="T26">'center'</text:span>,</text:p><text:p text:style-name="P35">},</text:p><text:p text:style-name="P35">video<text:span text:style-name="T19">:</text:span> {</text:p><text:p text:style-name="P35">width<text:span text:style-name="T19">:</text:span> <text:span text:style-name="T26">'100%'</text:span>,</text:p><text:p text:style-name="P35">height<text:span text:style-name="T19">:</text:span> <text:span text:style-name="T26">'100%'</text:span>,</text:p><text:p text:style-name="P35">},</text:p><text:p text:style-name="P35">});</text:p><text:p text:style-name="P41"/><text:p text:style-name="P35"><text:span text:style-name="T19">export</text:span> <text:span text:style-name="T19">default</text:span> VideoScreen;</text:p><text:p text:style-name="P34"/><text:p text:style-name="P3"/></draw:text-box></draw:frame><text:s/></text:p>
      <text:p text:style-name="P29"/>
      <text:p text:style-name="P29"/>
      <text:p text:style-name="P29"/>
      <text:p text:style-name="P29"><text:s text:c="2"/></text:p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Após a exibição do vídeo de introdução, o aplicativo direciona automaticamente os usuários para a página inicial, onde a lógica principal reside. Nessa página, os usuários encontram um botão que, ao ser clicado, aciona a funcionalidade de randomização de frases. </text:p>
      <text:p text:style-name="P30"/>
      <text:p text:style-name="P31"><draw:frame draw:style-name="fr2" draw:name="Quadro2" text:anchor-type="paragraph" svg:x="-0.083cm" svg:y="0.136cm" svg:width="15.651cm" draw:z-index="1"><draw:text-box fo:min-height="2.708cm"><text:p text:style-name="P4"><text:span text:style-name="T22"/></text:p><text:p text:style-name="P4"><text:span text:style-name="T22">I</text:span><text:span text:style-name="T21">mport</text:span><text:span text:style-name="T25"> React, {useState} </text:span><text:span text:style-name="T21">from</text:span><text:span text:style-name="T25"> </text:span><text:span text:style-name="T27">'react'</text:span><text:span text:style-name="T25">;</text:span></text:p><text:p text:style-name="P35"><text:span text:style-name="T19">import</text:span> {View, Text, StyleSheet, TouchableOpacity} <text:span text:style-name="T19">from</text:span> <text:span text:style-name="T26">'react-native'</text:span>;</text:p><text:p text:style-name="P35"><text:span text:style-name="T19">import</text:span> VideoScreen <text:span text:style-name="T19">from</text:span> <text:span text:style-name="T26">'./VideoScreen'</text:span>;</text:p><text:p text:style-name="P35"><text:span text:style-name="T19">import</text:span> frases <text:span text:style-name="T19">from</text:span> <text:span text:style-name="T26">'./frases'</text:span>;</text:p><text:p text:style-name="P41"/><text:p text:style-name="P35"><text:span text:style-name="T19">function</text:span> <text:span text:style-name="T28">App</text:span>() {</text:p><text:p text:style-name="P35"><text:span text:style-name="T19">const</text:span> [<text:span text:style-name="T31">showVideo</text:span>, <text:span text:style-name="T31">setShowVideo</text:span>] <text:span text:style-name="T19">=</text:span> <text:span text:style-name="T31">useState</text:span>(<text:span text:style-name="T30">true</text:span>);</text:p><text:p text:style-name="P35"><text:span text:style-name="T19">const</text:span> [<text:span text:style-name="T31">currentFrase</text:span>, <text:span text:style-name="T31">setCurrentFrase</text:span>] <text:span text:style-name="T19">=</text:span> <text:span text:style-name="T31">useState</text:span>(<text:span text:style-name="T26">''</text:span>);</text:p><text:p text:style-name="P41"/><text:p text:style-name="P35"><text:span text:style-name="T19">const</text:span> <text:span text:style-name="T28">handleButtonPress</text:span> <text:span text:style-name="T19">=</text:span> () <text:span text:style-name="T19">=&gt;</text:span> {</text:p><text:p text:style-name="P35"><text:span text:style-name="T19">const</text:span> <text:span text:style-name="T31">randomIndex</text:span> <text:span text:style-name="T19">=</text:span> Math<text:span text:style-name="T19">.</text:span><text:span text:style-name="T31">floor</text:span>(Math<text:span text:style-name="T19">.</text:span><text:span text:style-name="T31">random</text:span>() <text:span text:style-name="T19">*</text:span> frases<text:span text:style-name="T19">.</text:span><text:span text:style-name="T36">length</text:span>);</text:p><text:p text:style-name="P35"><text:span text:style-name="T31">setCurrentFrase</text:span>(frases[randomIndex]);</text:p><text:p text:style-name="P35">console<text:span text:style-name="T19">.</text:span><text:span text:style-name="T31">log</text:span>(<text:span text:style-name="T26">'Botão pressionado!'</text:span>, frases[randomIndex]);</text:p><text:p text:style-name="P35">};</text:p><text:p text:style-name="P41"/><text:p text:style-name="P35"><text:span text:style-name="T19">if</text:span> (showVideo) {</text:p><text:p text:style-name="P35"><text:span text:style-name="T19">return</text:span> <text:span text:style-name="T19">&lt;</text:span><text:span text:style-name="T34">VideoScreen</text:span> <text:span text:style-name="T28">onVideoEnd</text:span><text:span text:style-name="T19">=</text:span>{() <text:span text:style-name="T19">=&gt;</text:span> <text:span text:style-name="T31">setShowVideo</text:span>(<text:span text:style-name="T30">false</text:span>)} <text:span text:style-name="T19">/&gt;</text:span>;</text:p><text:p text:style-name="P35">}</text:p><text:p text:style-name="P42"/><text:p text:style-name="P35"><text:span text:style-name="T19">return</text:span> (</text:p><text:p text:style-name="P35"><text:span text:style-name="T19">&lt;</text:span><text:span text:style-name="T34">View</text:span> <text:span text:style-name="T28">style</text:span><text:span text:style-name="T19">=</text:span>{styles<text:span text:style-name="T19">.</text:span>container}<text:span text:style-name="T19">&gt;</text:span></text:p><text:p text:style-name="P35"><text:span text:style-name="T19">&lt;</text:span><text:span text:style-name="T34">Text</text:span> <text:span text:style-name="T28">style</text:span><text:span text:style-name="T19">=</text:span>{styles<text:span text:style-name="T19">.</text:span>text}<text:span text:style-name="T19">&gt;</text:span>FRASES RANDOM<text:span text:style-name="T19">&lt;/</text:span><text:span text:style-name="T34">Text</text:span><text:span text:style-name="T19">&gt;</text:span></text:p><text:p text:style-name="P35">{currentFrase <text:span text:style-name="T19">?</text:span> <text:span text:style-name="T19">&lt;</text:span><text:span text:style-name="T34">Text</text:span> <text:span text:style-name="T28">style</text:span><text:span text:style-name="T19">=</text:span>{styles<text:span text:style-name="T19">.</text:span>frase}<text:span text:style-name="T19">&gt;</text:span>{currentFrase}<text:span text:style-name="T19">&lt;/</text:span><text:span text:style-name="T34">Text</text:span><text:span text:style-name="T19">&gt;</text:span> <text:span text:style-name="T19">:</text:span> <text:span text:style-name="T30">null</text:span>}</text:p><text:p text:style-name="P35"><text:span text:style-name="T19">&lt;</text:span><text:span text:style-name="T34">TouchableOpacity</text:span> <text:span text:style-name="T28">style</text:span><text:span text:style-name="T19">=</text:span>{styles<text:span text:style-name="T19">.</text:span>button} <text:span text:style-name="T28">onPress</text:span><text:span text:style-name="T19">=</text:span>{handleButtonPress}<text:span text:style-name="T19">&gt;</text:span></text:p><text:p text:style-name="P35"><text:span text:style-name="T19">&lt;</text:span><text:span text:style-name="T34">Text</text:span> <text:span text:style-name="T28">style</text:span><text:span text:style-name="T19">=</text:span>{styles<text:span text:style-name="T19">.</text:span>buttonText}<text:span text:style-name="T19">&gt;</text:span>Clique aqui<text:span text:style-name="T19">&lt;/</text:span><text:span text:style-name="T34">Text</text:span><text:span text:style-name="T19">&gt;</text:span></text:p><text:p text:style-name="P35"><text:span text:style-name="T19">&lt;/</text:span><text:span text:style-name="T34">TouchableOpacity</text:span><text:span text:style-name="T19">&gt;</text:span></text:p><text:p text:style-name="P35"><text:span text:style-name="T19">&lt;/</text:span><text:span text:style-name="T34">View</text:span><text:span text:style-name="T19">&gt;</text:span></text:p><text:p text:style-name="P35">);</text:p><text:p text:style-name="P35">}</text:p><text:p text:style-name="P41"/><text:p text:style-name="P35"><text:span text:style-name="T19">const</text:span> <text:span text:style-name="T31">styles</text:span> <text:span text:style-name="T19">=</text:span> StyleSheet<text:span text:style-name="T19">.</text:span><text:span text:style-name="T31">create</text:span>({</text:p><text:p text:style-name="P35">container<text:span text:style-name="T19">:</text:span> {</text:p><text:p text:style-name="P35">flex<text:span text:style-name="T19">:</text:span> <text:span text:style-name="T30">1</text:span>,</text:p><text:p text:style-name="P35">justifyContent<text:span text:style-name="T19">:</text:span> <text:span text:style-name="T26">'center'</text:span>,</text:p><text:p text:style-name="P35">alignItems<text:span text:style-name="T19">:</text:span> <text:span text:style-name="T26">'center'</text:span>,</text:p><text:p text:style-name="P35">backgroundColor<text:span text:style-name="T19">:</text:span> <text:span text:style-name="T26">'#040706'</text:span>,</text:p><text:p text:style-name="P35">},</text:p><text:p text:style-name="P35">text<text:span text:style-name="T19">:</text:span> {</text:p><text:p text:style-name="P35">fontSize<text:span text:style-name="T19">:</text:span> <text:span text:style-name="T30">24</text:span>,</text:p><text:p text:style-name="P35">fontWeight<text:span text:style-name="T19">:</text:span> <text:span text:style-name="T26">'bold'</text:span>,</text:p><text:p text:style-name="P35">marginBottom<text:span text:style-name="T19">:</text:span> <text:span text:style-name="T30">20</text:span>,</text:p><text:p text:style-name="P35">color<text:span text:style-name="T19">:</text:span> <text:span text:style-name="T26">'#fff'</text:span>,</text:p><text:p text:style-name="P35">},</text:p><text:p text:style-name="P35">frase<text:span text:style-name="T19">:</text:span> {</text:p><text:p text:style-name="P35">fontSize<text:span text:style-name="T19">:</text:span> <text:span text:style-name="T30">20</text:span>,</text:p><text:p text:style-name="P35">fontStyle<text:span text:style-name="T19">:</text:span> <text:span text:style-name="T26">'italic'</text:span>,</text:p><text:p text:style-name="P35">marginBottom<text:span text:style-name="T19">:</text:span> <text:span text:style-name="T30">20</text:span>,</text:p><text:p text:style-name="P35">color<text:span text:style-name="T19">:</text:span> <text:span text:style-name="T26">'#41fff9'</text:span>,</text:p><text:p text:style-name="P35">textAlign<text:span text:style-name="T19">:</text:span> <text:span text:style-name="T26">'center'</text:span>,</text:p><text:p text:style-name="P35">paddingHorizontal<text:span text:style-name="T19">:</text:span> <text:span text:style-name="T30">20</text:span>,</text:p><text:p text:style-name="P35">},</text:p><text:p text:style-name="P35">button<text:span text:style-name="T19">:</text:span> {</text:p><text:p text:style-name="P35">backgroundColor<text:span text:style-name="T19">:</text:span> <text:span text:style-name="T26">'#007b'</text:span>,</text:p><text:p text:style-name="P35">padding<text:span text:style-name="T19">:</text:span> <text:span text:style-name="T30">10</text:span>,</text:p><text:p text:style-name="P35">borderRadius<text:span text:style-name="T19">:</text:span> <text:span text:style-name="T30">5</text:span>,</text:p><text:p text:style-name="P35">},</text:p><text:p text:style-name="P35">buttonText<text:span text:style-name="T19">:</text:span> {</text:p><text:p text:style-name="P35">color<text:span text:style-name="T19">:</text:span> <text:span text:style-name="T26">'#fff'</text:span>,</text:p><text:p text:style-name="P35">fontSize<text:span text:style-name="T19">:</text:span> <text:span text:style-name="T30">16</text:span>,</text:p><text:p text:style-name="P35">fontWeight<text:span text:style-name="T19">:</text:span> <text:span text:style-name="T26">'bold'</text:span>,</text:p><text:p text:style-name="P35">},</text:p><text:p text:style-name="P35">});</text:p><text:p text:style-name="P41"/><text:p text:style-name="P35"><text:span text:style-name="T19">export</text:span> <text:span text:style-name="T19">default</text:span> App;</text:p><text:p text:style-name="P36"/><text:p text:style-name="P2"/></draw:text-box></draw:frame><text:soft-page-break/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Essa aplicaç<text:span text:style-name="T11">ão principal ainda recebe outro arquivo o <text:s/></text:span><text:span text:style-name="T14">frases.js</text:span><text:span text:style-name="T16"> onde fica armazenado um array com frases desmotivacionais que serão randomicamente selecionados ao clicar o botão da tela principal. </text:span></text:p>
      <text:p text:style-name="P32"><draw:frame draw:style-name="fr1" draw:name="Quadro3" text:anchor-type="paragraph" svg:x="-0.143cm" svg:y="0.065cm" svg:width="15.508cm" draw:z-index="2"><draw:text-box fo:min-height="2.484cm"><text:p text:style-name="P6"><text:span text:style-name="T21"/></text:p><text:p text:style-name="P6"><text:span text:style-name="T21">const</text:span><text:span text:style-name="T25"> </text:span><text:span text:style-name="T33">frases</text:span><text:span text:style-name="T25"> </text:span><text:span text:style-name="T21">=</text:span><text:span text:style-name="T25"> [</text:span></text:p><text:p text:style-name="P37"><text:span text:style-name="T26">'Só existe uma coisa que te separa do seu objetivo: sua capacidade'</text:span>,</text:p><text:p text:style-name="P37"><text:span text:style-name="T26">'Ninguém precisa te humilhar, um espelho já faz isso'</text:span>,</text:p><text:p text:style-name="P37"><text:span text:style-name="T26">'Muitos vão te dizer que você não vai conseguir, acredite neles'</text:span>,</text:p><text:p text:style-name="P37"><text:span text:style-name="T26">'Se alguém te ofendeu sem você merecer, volte lá e mereça'</text:span>,</text:p><text:p text:style-name="P37"><text:span text:style-name="T26">'Planeja os erros do futuro'</text:span>,</text:p><text:p text:style-name="P37"><text:span text:style-name="T26">'Nunca se esqueça: Você é limitado!'</text:span>,</text:p><text:p text:style-name="P37"><text:span text:style-name="T26">'Nenhum obstáculo é grande para quem desiste'</text:span>,</text:p><text:p text:style-name="P37"><text:span text:style-name="T26">'Não seja foda, desista!'</text:span>,<text:line-break/><text:tab/>... <text:line-break/><text:tab/>];</text:p><text:p text:style-name="P43"/><text:p text:style-name="P38"><text:span text:style-name="T29">module</text:span><text:span text:style-name="T23">.</text:span><text:span text:style-name="T29">exports</text:span><text:span text:style-name="T37"> </text:span><text:span text:style-name="T23">=</text:span><text:span text:style-name="T37"> frases;</text:span></text:p><text:p text:style-name="P2"/></draw:text-box></draw:frame><text:span text:style-name="T16"><text:s/></text:span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/></text:p>
      <text:p text:style-name="P32"><text:span text:style-name="T16">Link do Código: </text:span><text:a xlink:type="simple" xlink:href="https://github.com/Raii-Azevedo/Random" text:style-name="Internet_20_link" text:visited-style-name="Visited_20_Internet_20_Link">( CLIQUE AQUI )</text:a></text:p>
      <text:p text:style-name="P32"><text:span text:style-name="T16"/></text:p>
      <text:p text:style-name="P32"><text:span text:style-name="T16">Link do vídeo do aplicativo: </text:span><text:a xlink:type="simple" xlink:href="https://youtu.be/H668cAvMBn4" text:style-name="Internet_20_link" text:visited-style-name="Visited_20_Internet_20_Link">( CLIQUE AQUI )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egrito" svg:font-family="'Arial Negrito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Mono" svg:font-family="'Droid Sans Mono', monospace, monospac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.251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 style:shadow="none"/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Standard" style:class="extra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fo:color="#000000" loext:opacity="100%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.635cm" style:contextual-spacing="false" fo:text-align="start" style:justify-single-word="false" fo:keep-together="always" fo:text-indent="0cm" style:auto-text-indent="false" fo:keep-with-next="always"/>
      <style:text-properties fo:text-transform="uppercase" style:font-name="Arial Negrito" fo:font-family="'Arial Negrito'" style:font-family-generic="swis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635cm" style:contextual-spacing="false" fo:text-align="start" style:justify-single-word="false" fo:keep-together="always" fo:text-indent="0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.635cm" style:contextual-spacing="false" fo:keep-together="always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1f4d78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PGEC_3a__20_linha_20_em_20_branco" style:display-name="PPGEC: linha em branco" style:family="paragraph" style:parent-style-name="Standard">
      <style:paragraph-properties style:text-autospace="ideograph-alpha"/>
      <style:text-properties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/>
      <style:text-properties fo:text-transform="uppercase"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/>
      <style:text-properties style:font-name="Arial Negrito" fo:font-family="'Arial Negrito'" style:font-family-generic="swiss" fo:font-weight="bold" style:font-weight-asian="bold" style:font-name-complex="Arial Negrito" style:font-family-complex="'Arial Negrito'" style:font-family-generic-complex="swiss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212cm" fo:margin-bottom="0.635cm" style:contextual-spacing="false" fo:text-align="center" style:justify-single-word="false" fo:text-indent="0cm" style:auto-text-indent="false"/>
      <style:text-properties fo:font-size="11pt" style:font-size-asian="11pt"/>
    </style:style>
    <style:style style:name="Footnote" style:family="paragraph" style:parent-style-name="Standard" style:class="extra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ALINEA" style:family="paragraph" style:parent-style-name="Standard" style:next-style-name="Standard" style:list-style-name="WW8Num8"/>
    <style:style style:name="ALÍNEAS" style:family="paragraph" style:parent-style-name="Standard" style:list-style-name="WW8Num6">
      <style:paragraph-properties style:text-autospace="ideograph-alpha"/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NTE_20_DAS_20_ILUSTRAÇÕES" style:display-name="FONTE DAS ILUSTRAÇÕES" style:family="paragraph" style:parent-style-name="Standard" style:next-style-name="Standard">
      <style:paragraph-properties fo:margin-left="0cm" fo:margin-right="0cm" fo:margin-top="0.106cm" fo:margin-bottom="0.423cm" style:contextual-spacing="false" fo:text-align="center" style:justify-single-word="false" fo:text-indent="0cm" style:auto-text-indent="false" style:text-autospace="ideograph-alpha"/>
      <style:text-properties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Texto" style:display-name="Parágrafo Texto" style:family="paragraph" style:parent-style-name="Standard"/>
    <style:style style:name="REFERÊNCIAS" style:family="paragraph">
      <style:paragraph-properties fo:margin-top="0cm" fo:margin-bottom="0.423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TítuloApend_5f_Anexo" style:display-name="TítuloApend_Anexo" style:family="paragraph" style:parent-style-name="Heading">
      <style:paragraph-properties fo:margin-top="0cm" fo:margin-bottom="0.635cm" style:contextual-spacing="true" fo:line-height="150%" fo:text-align="center" style:justify-single-word="false" fo:padding="0cm" fo:border="none" style:shadow="none"/>
      <style:text-properties fo:color="#000000" loext:opacity="100%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style:contextual-spacing="true" fo:line-height="100%" fo:text-indent="0cm" style:auto-text-indent="false"/>
      <style:text-properties fo:font-size="10pt" style:font-size-asian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cm" fo:margin-right="0cm" fo:text-indent="0cm" style:auto-text-indent="false"/>
    </style:style>
    <style:style style:name="FALAS_2f_ENTREVISTAS" style:display-name="FALAS/ENTREVISTAS" style:family="paragraph" style:parent-style-name="Standard" style:next-style-name="Standard">
      <style:paragraph-properties fo:margin-left="2cm" fo:margin-right="0cm" fo:margin-top="0.635cm" fo:margin-bottom="0.635cm" style:contextual-spacing="true" fo:line-height="100%" fo:text-indent="0cm" style:auto-text-indent="false" style:text-autospace="ideograph-alpha"/>
      <style:text-properties fo:font-style="italic" style:font-name-asian="Calibri" style:font-family-asian="Calibri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Parágrafo" style:family="paragraph" style:parent-style-name="Standard">
      <style:paragraph-properties fo:margin-top="0cm" fo:margin-bottom="0cm" style:contextual-spacing="tru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fo:font-variant="normal" fo:text-transform="none"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7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1_20_Char" style:display-name="Título 1 Char" style:family="text">
      <style:text-properties fo:text-transform="uppercase" style:font-name="Arial Negrito" fo:font-family="'Arial Negrito'" style:font-family-generic="swiss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 Negrito" style:font-family-complex="'Arial Negrito'" style:font-family-generic-complex="swiss" style:font-size-complex="14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font-weight-complex="bold"/>
    </style:style>
    <style:style style:name="Footnote_20_Symbol" style:display-name="Footnote Symbol" style:family="text">
      <style:text-properties fo:font-variant="normal" fo:text-transform="none" style:text-line-through-style="none" style:text-line-through-type="none" style:text-position="super 58%" style:font-name="Arial" fo:font-family="Arial" style:font-family-generic="swiss" style:font-pitch="variable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pitch-complex="variable"/>
    </style:style>
    <style:style style:name="Texto_20_de_20_nota_20_de_20_rodapé_20_Char" style:display-name="Texto de nota de rodapé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Título_20_4_20_Char" style:display-name="Título 4 Char" style:family="text">
      <style:text-properties fo:color="#5b9bd5" loext:opacity="100%" style:font-name="Calibri Light" fo:font-family="'Calibri Light'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5_20_Char" style:display-name="Título 5 Char" style:family="text">
      <style:text-properties fo:color="#1f4d78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Legenda_20_Char" style:display-name="Legenda Char" style:family="text">
      <style:text-properties fo:color="#000000" loext:opacity="10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9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Parágrafo_20_Texto_20_Char" style:display-name="Parágrafo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4pt"/>
    </style:style>
    <style:style style:name="TítuloApend_5f_Anexo_20_Char" style:display-name="TítuloApend_Anexo Char" style:family="text">
      <style:text-properties style:font-name="Arial" fo:font-family="Arial" style:font-family-generic="swiss" style:font-pitch="variable" fo:font-size="12pt" fo:letter-spacing="0.009cm" style:letter-kerning="true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26pt"/>
    </style:style>
    <style:style style:name="Título_20_Char" style:display-name="Título Char" style:family="text">
      <style:text-properties fo:color="#323e4f" loext:opacity="100%" style:font-name="Calibri Light" fo:font-family="'Calibri Light'" style:font-family-generic="swiss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Comic Sans MS" style:font-family-complex="'Comic Sans MS'" style:font-family-generic-complex="script" style:font-pitch-complex="variable" style:font-size-complex="12pt"/>
    </style:style>
    <style:style style:name="Parágrafo_20_Char" style:display-name="Parágraf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cm" fo:margin-left="1.801cm"/>
        </style:list-level-properties>
      </text:list-level-style-number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fo:font-size="11pt" style:font-size-asian="11pt" style:font-size-complex="11pt"/>
    </style:style>
    <style:style style:name="MP2" style:family="paragraph" style:parent-style-name="Header">
      <style:paragraph-properties fo:margin-left="0cm" fo:margin-right="0cm" fo:text-indent="0cm" style:auto-text-indent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header-first>
        <text:p text:style-name="MP2"/>
      </style:header-first>
    </style:master-page>
    <style:master-page style:name="Converter_20_1" style:display-name="Converter 1" style:page-layout-name="Mpm1">
      <style:header>
        <text:p text:style-name="MP1"><text:page-number text:select-page="current">3</text:page-number></text:p>
      </style:header>
      <style:header-first>
        <text:p text:style-name="MP2"/>
      </style:header-first>
    </style:master-page>
    <style:master-page style:name="Converter_20_2" style:display-name="Converter 2" style:page-layout-name="Mpm1">
      <style:header>
        <text:p text:style-name="MP1"><text:page-number text:select-page="current">2</text:page-number></text:p>
      </style:header>
      <style:header-first>
        <text:p text:style-name="MP2"/>
      </style:header-first>
    </style:master-page>
    <style:master-page style:name="Converter_20_3" style:display-name="Converter 3" style:page-layout-name="Mpm1">
      <style:header>
        <text:p text:style-name="MP1"><text:page-number text:select-page="current">2</text:page-number></text:p>
      </style:header>
    </style:master-page>
    <style:master-page style:name="Converter_20_4" style:display-name="Converter 4" style:page-layout-name="Mpm1">
      <style:header>
        <text:p text:style-name="MP1"><text:page-number text:select-page="current">5</text:page-number></text:p>
      </style:header>
    </style:master-page>
    <style:master-page style:name="Converter_20_5" style:display-name="Converter 5" style:page-layout-name="Mpm1">
      <style:header>
        <text:p text:style-name="MP1"><text:page-number text:select-page="current">11</text:page-number></text:p>
      </style:header>
    </style:master-page>
    <style:master-page style:name="Converter_20_6" style:display-name="Converter 6" style:page-layout-name="Mpm1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Unisinos</meta:initial-creator>
    <meta:creation-date>2023-05-01T13:03:00</meta:creation-date>
    <dc:date>2024-06-03T18:16:06.089143733</dc:date>
    <meta:editing-cycles>16</meta:editing-cycles>
    <meta:editing-duration>PT1H36M2S</meta:editing-duration>
    <meta:document-statistic meta:table-count="0" meta:image-count="0" meta:object-count="0" meta:page-count="6" meta:paragraph-count="134" meta:word-count="630" meta:character-count="4653" meta:non-whitespace-character-count="4139"/>
    <meta:generator>LibreOffice/7.3.7.2$Linux_X86_64 LibreOffice_project/30$Build-2</meta:generator>
  </office:meta>
</office:document-meta>
</file>